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XAResource.setTransactionTimeout( int seco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XAResource.end( Xid xid , int fla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XAResource.isSameRM( XAResource xa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XAResource.ClientXAResource( RemoteXAResource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XAResource.start( Xid xid , int fla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XAResource.getTransactionTim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XAResource.commit( Xid xid , boolean onePh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XAResource.getXAException( Remot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XAResource.prepare( Xid 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XAResource.rollback( Xid 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XAResource.recover( int fl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XAResource.forget( Xid 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